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Header">
      <style:text-properties officeooo:paragraph-rsid="00105734"/>
    </style:style>
    <style:style style:name="P4" style:family="paragraph" style:parent-style-name="Table_20_Contents">
      <style:text-properties officeooo:paragraph-rsid="00105734"/>
    </style:style>
    <style:style style:name="P5" style:family="paragraph" style:parent-style-name="Text_20_body">
      <style:text-properties officeooo:paragraph-rsid="001057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734" style:font-weight-asian="bold" style:font-weight-complex="bold"/>
    </style:style>
    <style:style style:name="T3" style:family="text">
      <style:text-properties officeooo:rsid="00105734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if @title %}</text:p>
      <text:h text:style-name="Heading_20_1" text:outline-level="1">{%= @title %} <text:span text:style-name="T3">- {%= program.name %}</text:span></text:h>
      <text:p text:style-name="Text_20_body">{% else %}</text:p>
      <text:h text:style-name="Heading_20_1" text:outline-level="1">Serenity</text:h>
      <text:p text:style-name="Text_20_body">{% end %}</text:p>
      <text:p text:style-name="P5"><text:span text:style-name="T3">{%= program_jurisdiction %}</text:span></text:p>
      <text:p text:style-name="P5"><text:span text:style-name="T3">{%= program_street %}</text:span></text:p>
      <text:p text:style-name="P5"><text:span text:style-name="T3">{%= program_city %}</text:span></text:p>
      <text:p text:style-name="P5"><text:span text:style-name="T3">{%= program_zip %}</text:span></text:p>
      <text:p text:style-name="P5"><text:span text:style-name="T3">{%= program_contact %}</text:span></text:p>
      <text:p text:style-name="P5"><text:span text:style-name="T3">{%= contact_title %}</text:span></text:p>
      <text:p text:style-name="P5"><text:span text:style-name="T3">{%= contact_phone%}</text:span></text:p>
      <text:p text:style-name="P5"><text:span text:style-name="T3">{%= contact_mobile %}</text:span></text:p>
      <text:p text:style-name="P5"><text:span text:style-name="T3">{%= contact_email %}</text:span></text:p>
      <text:p text:style-name="Text_20_body">{% @<text:span text:style-name="T3">esrs</text:span>.each do |<text:span text:style-name="T3">event</text:span>| %}</text:p>
      <text:p text:style-name="Text_20_body"><text:span text:style-name="T3">Event Name</text:span>: <text:span text:style-name="T1">{%= </text:span><text:span text:style-name="T2">event</text:span><text:span text:style-name="T1">.name %}</text:span></text:p>
      <text:p text:style-name="P4"><text:span text:style-name="T1">{% </text:span><text:span text:style-name="T2">event.eparticipants</text:span><text:span text:style-name="T1">.each do |item| %}</text:span></text:p>
      <text:list xml:id="list80290546" text:style-name="L1">
        <text:list-item>
          <text:p text:style-name="P2">{%= item.name %}</text:p>
        </text:list-item>
      </text:list>
      <text:p text:style-name="Standard">{% end %}</text:p>
      <text:p text:style-name="Text_20_body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05734"/>
    </style:style>
    <style:style style:name="MT1" style:family="text">
      <style:text-properties officeooo:rsid="0010573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ONFIDENTIAL<text:tab/>EMAP USE ONLY<text:tab/>CONFIDENTIAL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7T22:18:50</meta:creation-date>
    <dc:date>2011-06-01T14:52:04</dc:date>
    <meta:editing-duration>PT01H32M23S</meta:editing-duration>
    <meta:editing-cycles>12</meta:editing-cycles>
    <meta:generator>OpenOffice.org/3.2$Unix OpenOffice.org_project/320m19$Build-9505</meta:generator>
    <dc:creator>jarad </dc:creator>
    <meta:document-statistic meta:table-count="0" meta:image-count="0" meta:object-count="0" meta:page-count="1" meta:paragraph-count="21" meta:word-count="73" meta:character-count="433"/>
  </office:meta>
</office:document-meta>
</file>